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65cm" fo:min-width="27.2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14.95cm" fo:min-width="9.5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4.95cm" fo:min-width="14.5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6.831cm" fo:min-width="9.136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6.925cm" fo:min-width="9.136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6.766cm" fo:min-width="13.8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6.45cm" fo:min-width="13.8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15.95cm" fo:min-width="26.1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55cm" fo:min-width="10.6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529cm" fo:min-width="6.2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4.094cm" fo:min-width="13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1.68cm" fo:min-width="1.48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0.139cm" fo:min-width="0.8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0.139cm" fo:min-width="1.5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0.14cm" fo:min-width="0.8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1.016cm" fo:min-width="13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627cm" fo:min-width="2.4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.627cm" fo:min-width="8.7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0.627cm" fo:min-width="5.1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1.017cm" fo:min-width="13cm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0.627cm" fo:min-width="3.9cm"/>
    </style:style>
    <style:style style:name="gr22" style:family="graphic" style:parent-style-name="standard">
      <style:graphic-properties svg:stroke-color="#000000" draw:fill="none" draw:textarea-horizontal-align="justify" draw:textarea-vertical-align="middle" draw:auto-grow-height="false" fo:min-height="0.627cm" fo:min-width="7.4cm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4.427cm" fo:min-width="7.9cm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0.704cm" fo:min-width="8cm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0.822cm" fo:min-width="7.9cm"/>
    </style:style>
    <style:style style:name="gr26" style:family="graphic" style:parent-style-name="standard">
      <style:graphic-properties svg:stroke-color="#000000" draw:fill="none" draw:textarea-horizontal-align="justify" draw:textarea-vertical-align="middle" draw:auto-grow-height="false" fo:min-height="0.432cm" fo:min-width="7.9cm"/>
    </style:style>
    <style:style style:name="gr27" style:family="graphic" style:parent-style-name="standard">
      <style:graphic-properties svg:stroke-color="#000000" draw:fill="none" draw:textarea-horizontal-align="justify" draw:textarea-vertical-align="middle" draw:auto-grow-height="false" fo:min-height="3.053cm" fo:min-width="4.1cm"/>
    </style:style>
    <style:style style:name="gr28" style:family="graphic" style:parent-style-name="standard">
      <style:graphic-properties svg:stroke-color="#000000" draw:fill="none" draw:textarea-horizontal-align="justify" draw:textarea-vertical-align="middle" draw:auto-grow-height="false" fo:min-height="3.053cm" fo:min-width="4.118cm"/>
    </style:style>
    <style:style style:name="gr29" style:family="graphic" style:parent-style-name="standard">
      <style:graphic-properties svg:stroke-color="#000000" draw:fill="none" draw:textarea-horizontal-align="justify" draw:textarea-vertical-align="middle" draw:auto-grow-height="false" fo:min-height="3.004cm" fo:min-width="4.118cm"/>
    </style:style>
    <style:style style:name="gr30" style:family="graphic" style:parent-style-name="standard">
      <style:graphic-properties svg:stroke-color="#000000" draw:fill="none" draw:textarea-horizontal-align="justify" draw:textarea-vertical-align="middle" draw:auto-grow-height="false" fo:min-height="3.004cm" fo:min-width="4.1cm"/>
    </style:style>
    <style:style style:name="gr31" style:family="graphic" style:parent-style-name="standard">
      <style:graphic-properties draw:stroke="none" svg:stroke-color="#000000" draw:fill="none" draw:fill-color="#ffffff" fo:min-height="0.395cm"/>
    </style:style>
    <style:style style:name="gr32" style:family="graphic" style:parent-style-name="standard">
      <style:graphic-properties svg:stroke-color="#000000" draw:fill="none" draw:textarea-horizontal-align="justify" draw:textarea-vertical-align="middle" draw:auto-grow-height="false" fo:min-height="0.271cm" fo:min-width="2.4cm"/>
    </style:style>
    <style:style style:name="gr33" style:family="graphic" style:parent-style-name="standard">
      <style:graphic-properties svg:stroke-color="#000000" draw:fill="none" draw:textarea-horizontal-align="justify" draw:textarea-vertical-align="middle" draw:auto-grow-height="false" fo:min-height="0.25cm" fo:min-width="1cm"/>
    </style:style>
    <style:style style:name="gr34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35" style:family="graphic" style:parent-style-name="standard">
      <style:graphic-properties draw:stroke="none" svg:stroke-color="#000000" draw:fill="none" draw:fill-color="#ffffff" fo:min-height="0.78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  <style:text-properties fo:font-size="10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7.7cm" svg:height="1.9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cm" svg:height="15.2cm" svg:x="2cm" svg:y="4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15.2cm" svg:x="12.9cm" svg:y="4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.636cm" svg:height="7.081cm" svg:x="2.182cm" svg:y="4.4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9.636cm" svg:height="7.175cm" svg:x="2.182cm" svg:y="12.04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4.3cm" svg:height="7.016cm" svg:x="13.3cm" svg:y="12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4.3cm" svg:height="6.7cm" svg:x="13.3cm" svg:y="4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6.6cm" svg:height="16.2cm" svg:x="1.6cm" svg:y="3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1.1cm" svg:height="0.8cm" svg:x="9.3cm" svg:y="1.5cm">
          <text:p text:style-name="P2">Main title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6.7cm" svg:height="0.779cm" svg:x="17.3cm" svg:y="4.985cm">
          <text:p text:style-name="P2">Title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6.7cm" svg:height="0.779cm" svg:x="17.3cm" svg:y="12.485cm">
          <text:p text:style-name="P2">Title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3.5cm" svg:height="4.344cm" svg:x="13.7cm" svg:y="6.63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8cm" svg:height="2.728cm" svg:x="14.1cm" svg:y="7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1.3cm" svg:height="0.389cm" svg:x="14.8cm" svg:y="8.00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cm" svg:height="0.389cm" svg:x="14.5cm" svg:y="8.68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8cm" svg:height="2.728cm" svg:x="17.301cm" svg:y="7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1.3cm" svg:height="0.389cm" svg:x="18.001cm" svg:y="8.00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cm" svg:height="0.389cm" svg:x="17.701cm" svg:y="8.68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8cm" svg:height="2.728cm" svg:x="20.602cm" svg:y="7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1.3cm" svg:height="0.389cm" svg:x="21.302cm" svg:y="8.00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cm" svg:height="0.389cm" svg:x="21.002cm" svg:y="8.68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8cm" svg:height="2.728cm" svg:x="23.803cm" svg:y="7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1.3cm" svg:height="0.39cm" svg:x="24.503cm" svg:y="8.00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cm" svg:height="0.389cm" svg:x="24.203cm" svg:y="8.68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3.5cm" svg:height="1.266cm" svg:x="13.6cm" svg:y="13.84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.9cm" svg:height="0.877cm" svg:x="14.2cm" svg:y="14.044cm">
          <text:p text:style-name="P2">text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9.2cm" svg:height="0.877cm" svg:x="17.6cm" svg:y="14.04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5.6cm" svg:height="0.877cm" svg:x="17.6cm" svg:y="14.04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3.5cm" svg:height="1.267cm" svg:x="13.6cm" svg:y="15.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.9cm" svg:height="0.877cm" svg:x="14.2cm" svg:y="15.895cm">
          <text:p text:style-name="P2">text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9.2cm" svg:height="0.877cm" svg:x="17.6cm" svg:y="15.89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4.4cm" svg:height="0.877cm" svg:x="17.6cm" svg:y="15.895cm">
          <text:p text:style-name="P2"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3.5cm" svg:height="1.267cm" svg:x="13.6cm" svg:y="17.45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.9cm" svg:height="0.877cm" svg:x="14.2cm" svg:y="17.649cm">
          <text:p text:style-name="P2">text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9.2cm" svg:height="0.877cm" svg:x="17.6cm" svg:y="17.64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7.9cm" svg:height="0.877cm" svg:x="17.6cm" svg:y="17.649cm">
          <text:p text:style-name="P2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.636cm" svg:height="7.081cm" svg:x="2.182cm" svg:y="4.48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8.4cm" svg:height="4.677cm" svg:x="2.8cm" svg:y="6.54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8.5cm" svg:height="0.954cm" svg:x="2.8cm" svg:y="5.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8.4cm" svg:height="1.072cm" svg:x="2.8cm" svg:y="6.54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8.4cm" svg:height="0.682cm" svg:x="2.8cm" svg:y="7.9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8.4cm" svg:height="0.682cm" svg:x="2.8cm" svg:y="8.59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8.4cm" svg:height="0.682cm" svg:x="2.8cm" svg:y="9.27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8.4cm" svg:height="0.682cm" svg:x="2.8cm" svg:y="9.9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.6cm" svg:height="3.303cm" svg:x="2.4cm" svg:y="12.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4.618cm" svg:height="3.303cm" svg:x="6.982cm" svg:y="12.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618cm" svg:height="3.254cm" svg:x="6.982cm" svg:y="15.64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4.6cm" svg:height="3.254cm" svg:x="2.4cm" svg:y="15.64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.9cm" svg:height="0.877cm" svg:x="3.2cm" svg:y="13.459cm">
          <text:p text:style-name="P2">text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.9cm" svg:height="0.877cm" svg:x="8cm" svg:y="13.459cm">
          <text:p text:style-name="P2">text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.9cm" svg:height="0.877cm" svg:x="8cm" svg:y="16.967cm">
          <text:p text:style-name="P2">text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.9cm" svg:height="0.877cm" svg:x="3.2cm" svg:y="16.967cm">
          <text:p text:style-name="P2">text</text:p>
          <draw:enhanced-geometry svg:viewBox="0 0 21600 21600" draw:type="rectangle" draw:enhanced-path="M 0 0 L 21600 0 21600 21600 0 21600 0 0 Z N"/>
        </draw:custom-shape>
        <draw:frame draw:style-name="gr31" draw:text-style-name="P3" draw:layer="layout" svg:width="2.7cm" svg:height="0.645cm" svg:x="1.3cm" svg:y="0.4cm">
          <draw:text-box>
            <text:p><text:span text:style-name="T1">header</text:span></text:p>
          </draw:text-box>
        </draw:frame>
        <draw:frame draw:style-name="gr31" draw:text-style-name="P3" draw:layer="layout" svg:width="2.7cm" svg:height="0.645cm" svg:x="9.2cm" svg:y="1.001cm">
          <draw:text-box>
            <text:p><text:span text:style-name="T1">h1</text:span></text:p>
          </draw:text-box>
        </draw:frame>
        <draw:frame draw:style-name="gr31" draw:text-style-name="P3" draw:layer="layout" svg:width="2.7cm" svg:height="0.645cm" svg:x="1.6cm" svg:y="3.002cm">
          <draw:text-box>
            <text:p><text:span text:style-name="T1">main</text:span></text:p>
          </draw:text-box>
        </draw:frame>
        <draw:frame draw:style-name="gr31" draw:text-style-name="P3" draw:layer="layout" svg:width="2.7cm" svg:height="0.645cm" svg:x="2cm" svg:y="3.703cm">
          <draw:text-box>
            <text:p><text:span text:style-name="T1">aside</text:span></text:p>
          </draw:text-box>
        </draw:frame>
        <draw:frame draw:style-name="gr31" draw:text-style-name="P3" draw:layer="layout" svg:width="2.7cm" svg:height="0.645cm" svg:x="12.9cm" svg:y="3.703cm">
          <draw:text-box>
            <text:p><text:span text:style-name="T1">section</text:span></text:p>
          </draw:text-box>
        </draw:frame>
        <draw:frame draw:style-name="gr31" draw:text-style-name="P3" draw:layer="layout" svg:width="2.7cm" svg:height="0.645cm" svg:x="13.3cm" svg:y="4.704cm">
          <draw:text-box>
            <text:p><text:span text:style-name="T1">article</text:span></text:p>
          </draw:text-box>
        </draw:frame>
        <draw:frame draw:style-name="gr31" draw:text-style-name="P3" draw:layer="layout" svg:width="2.7cm" svg:height="0.645cm" svg:x="17.2cm" svg:y="4.905cm">
          <draw:text-box>
            <text:p><text:span text:style-name="T1">h2</text:span></text:p>
          </draw:text-box>
        </draw:frame>
        <draw:frame draw:style-name="gr31" draw:text-style-name="P3" draw:layer="layout" svg:width="2.7cm" svg:height="0.645cm" svg:x="13.6cm" svg:y="6.005cm">
          <draw:text-box>
            <text:p><text:span text:style-name="T1">div</text:span></text:p>
          </draw:text-box>
        </draw:frame>
        <draw:frame draw:style-name="gr31" draw:text-style-name="P3" draw:layer="layout" svg:width="2.7cm" svg:height="0.645cm" svg:x="14.1cm" svg:y="7.006cm">
          <draw:text-box>
            <text:p><text:span text:style-name="T1">div</text:span></text:p>
          </draw:text-box>
        </draw:frame>
        <draw:frame draw:style-name="gr31" draw:text-style-name="P3" draw:layer="layout" svg:width="2.7cm" svg:height="0.645cm" svg:x="14.7cm" svg:y="7.507cm">
          <draw:text-box>
            <text:p><text:span text:style-name="T1">p</text:span></text:p>
          </draw:text-box>
        </draw:frame>
        <draw:frame draw:style-name="gr31" draw:text-style-name="P3" draw:layer="layout" svg:width="2.7cm" svg:height="0.645cm" svg:x="14.3cm" svg:y="8.908cm">
          <draw:text-box>
            <text:p><text:span text:style-name="T1">p</text:span></text:p>
          </draw:text-box>
        </draw:frame>
        <draw:frame draw:style-name="gr31" draw:text-style-name="P3" draw:layer="layout" svg:width="2.7cm" svg:height="0.645cm" svg:x="13.3cm" svg:y="12.305cm">
          <draw:text-box>
            <text:p><text:span text:style-name="T1">article</text:span></text:p>
          </draw:text-box>
        </draw:frame>
        <draw:frame draw:style-name="gr31" draw:text-style-name="P3" draw:layer="layout" svg:width="2.7cm" svg:height="0.645cm" svg:x="17.2cm" svg:y="12.406cm">
          <draw:text-box>
            <text:p><text:span text:style-name="T1">h2</text:span></text:p>
          </draw:text-box>
        </draw:frame>
        <draw:frame draw:style-name="gr31" draw:text-style-name="P3" draw:layer="layout" svg:width="2.7cm" svg:height="0.645cm" svg:x="13.6cm" svg:y="13.306cm">
          <draw:text-box>
            <text:p><text:span text:style-name="T1">div</text:span></text:p>
          </draw:text-box>
        </draw:frame>
        <draw:frame draw:style-name="gr31" draw:text-style-name="P3" draw:layer="layout" svg:width="2.7cm" svg:height="0.645cm" svg:x="25.5cm" svg:y="14.307cm">
          <draw:text-box>
            <text:p><text:span text:style-name="T1">div</text:span></text:p>
          </draw:text-box>
        </draw:frame>
        <draw:frame draw:style-name="gr31" draw:text-style-name="P3" draw:layer="layout" svg:width="2.7cm" svg:height="0.645cm" svg:x="22.3cm" svg:y="14.308cm">
          <draw:text-box>
            <text:p><text:span text:style-name="T1">div</text:span></text:p>
          </draw:text-box>
        </draw:frame>
        <draw:frame draw:style-name="gr31" draw:text-style-name="P3" draw:layer="layout" svg:width="2.7cm" svg:height="0.645cm" svg:x="14.1cm" svg:y="14.007cm">
          <draw:text-box>
            <text:p><text:span text:style-name="T1">p</text:span></text:p>
          </draw:text-box>
        </draw:frame>
        <draw:custom-shape draw:style-name="gr32" draw:text-style-name="P1" draw:layer="layout" svg:width="2.9cm" svg:height="0.521cm" svg:x="19cm" svg:y="14.2cm">
          <text:p text:style-name="P2">Number</text:p>
          <draw:enhanced-geometry svg:viewBox="0 0 21600 21600" draw:type="rectangle" draw:enhanced-path="M 0 0 L 21600 0 21600 21600 0 21600 0 0 Z N"/>
        </draw:custom-shape>
        <draw:frame draw:style-name="gr31" draw:text-style-name="P3" draw:layer="layout" svg:width="2.7cm" svg:height="0.645cm" svg:x="18.4cm" svg:y="14.008cm">
          <draw:text-box>
            <text:p><text:span text:style-name="T1">p</text:span></text:p>
          </draw:text-box>
        </draw:frame>
        <draw:frame draw:style-name="gr31" draw:text-style-name="P3" draw:layer="layout" svg:width="2.7cm" svg:height="0.645cm" svg:x="2.1cm" svg:y="4.404cm">
          <draw:text-box>
            <text:p><text:span text:style-name="T1">div</text:span></text:p>
          </draw:text-box>
        </draw:frame>
        <draw:frame draw:style-name="gr31" draw:text-style-name="P3" draw:layer="layout" svg:width="2.7cm" svg:height="0.645cm" svg:x="2.7cm" svg:y="5.005cm">
          <draw:text-box>
            <text:p><text:span text:style-name="T1">form</text:span></text:p>
          </draw:text-box>
        </draw:frame>
        <draw:frame draw:style-name="gr31" draw:text-style-name="P3" draw:layer="layout" svg:width="2.7cm" svg:height="0.645cm" svg:x="2.7cm" svg:y="6.006cm">
          <draw:text-box>
            <text:p><text:span text:style-name="T1">table</text:span></text:p>
          </draw:text-box>
        </draw:frame>
        <draw:frame draw:style-name="gr31" draw:text-style-name="P3" draw:layer="layout" svg:width="2.7cm" svg:height="0.645cm" svg:x="2.7cm" svg:y="6.607cm">
          <draw:text-box>
            <text:p><text:span text:style-name="T1">thead</text:span></text:p>
          </draw:text-box>
        </draw:frame>
        <draw:frame draw:style-name="gr31" draw:text-style-name="P3" draw:layer="layout" svg:width="2.7cm" svg:height="0.645cm" svg:x="5.3cm" svg:y="7.108cm">
          <draw:text-box>
            <text:p><text:span text:style-name="T1">tbody</text:span></text:p>
          </draw:text-box>
        </draw:frame>
        <draw:frame draw:style-name="gr31" draw:text-style-name="P3" draw:layer="layout" svg:width="2.7cm" svg:height="0.645cm" svg:x="2.8cm" svg:y="7.909cm">
          <draw:text-box>
            <text:p><text:span text:style-name="T1">tr</text:span></text:p>
          </draw:text-box>
        </draw:frame>
        <draw:custom-shape draw:style-name="gr33" draw:text-style-name="P4" draw:layer="layout" svg:width="1.5cm" svg:height="0.5cm" svg:x="3.8cm" svg:y="5.4cm">
          <text:p text:style-name="P2"><text:span text:style-name="T2">input</text:span></text:p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5cm" svg:height="0.5cm" svg:x="5.3cm" svg:y="5.4cm">
          <text:p text:style-name="P2"><text:span text:style-name="T2">input</text:span></text:p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5cm" svg:height="0.5cm" svg:x="6.8cm" svg:y="5.4cm">
          <text:p text:style-name="P2"><text:span text:style-name="T2">input</text:span></text:p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5cm" svg:height="0.5cm" svg:x="9.5cm" svg:y="5.4cm">
          <text:p text:style-name="P2"><text:span text:style-name="T2">input</text:span></text:p>
          <draw:enhanced-geometry svg:viewBox="0 0 21600 21600" draw:type="rectangle" draw:enhanced-path="M 0 0 L 21600 0 21600 21600 0 21600 0 0 Z N"/>
        </draw:custom-shape>
        <draw:frame draw:style-name="gr31" draw:text-style-name="P3" draw:layer="layout" svg:width="2.7cm" svg:height="0.645cm" svg:x="2cm" svg:y="11.506cm">
          <draw:text-box>
            <text:p><text:span text:style-name="T1">div</text:span></text:p>
          </draw:text-box>
        </draw:frame>
        <draw:frame draw:style-name="gr31" draw:text-style-name="P3" draw:layer="layout" svg:width="2.7cm" svg:height="0.645cm" svg:x="2.4cm" svg:y="12.207cm">
          <draw:text-box draw:corner-radius="0.1cm">
            <text:p><text:span text:style-name="T1">div</text:span></text:p>
          </draw:text-box>
        </draw:frame>
        <draw:frame draw:style-name="gr31" draw:text-style-name="P3" draw:layer="layout" svg:width="2.7cm" svg:height="0.645cm" svg:x="3.1cm" svg:y="13.408cm">
          <draw:text-box draw:corner-radius="0.1cm">
            <text:p><text:span text:style-name="T1">p</text:span></text:p>
          </draw:text-box>
        </draw:frame>
        <draw:line draw:style-name="gr34" draw:text-style-name="P5" draw:layer="layout" svg:x1="3cm" svg:y1="0.7cm" svg:x2="5.3cm" svg:y2="0.7cm">
          <text:p/>
        </draw:line>
        <draw:frame draw:style-name="gr35" draw:text-style-name="P3" draw:layer="layout" svg:width="1.6cm" svg:height="1.039cm" svg:x="3.5cm" svg:y="0.2cm">
          <draw:text-box>
            <text:p><text:span text:style-name="T1">100%</text:span></text:p>
          </draw:text-box>
        </draw:frame>
        <draw:line draw:style-name="gr34" draw:text-style-name="P5" draw:layer="layout" svg:x1="2.8cm" svg:y1="3.401cm" svg:x2="5.1cm" svg:y2="3.401cm">
          <text:p/>
        </draw:line>
        <draw:frame draw:style-name="gr35" draw:text-style-name="P3" draw:layer="layout" svg:width="3cm" svg:height="1.039cm" svg:x="3.3cm" svg:y="2.801cm">
          <draw:text-box>
            <text:p><text:span text:style-name="T1">90% center</text:span></text:p>
          </draw:text-box>
        </draw:frame>
        <draw:line draw:style-name="gr34" draw:text-style-name="P5" draw:layer="layout" svg:x1="3cm" svg:y1="0.701cm" svg:x2="5.3cm" svg:y2="0.701cm">
          <text:p/>
        </draw:line>
        <draw:frame draw:style-name="gr35" draw:text-style-name="P3" draw:layer="layout" svg:width="1.6cm" svg:height="1.039cm" svg:x="3.5cm" svg:y="0.201cm">
          <draw:text-box>
            <text:p><text:span text:style-name="T1">100%</text:span></text:p>
          </draw:text-box>
        </draw:frame>
        <draw:line draw:style-name="gr34" draw:text-style-name="P5" draw:layer="layout" svg:x1="3.2cm" svg:y1="4.102cm" svg:x2="5.5cm" svg:y2="4.102cm">
          <text:p/>
        </draw:line>
        <draw:frame draw:style-name="gr35" draw:text-style-name="P3" draw:layer="layout" svg:width="3cm" svg:height="1.039cm" svg:x="3.7cm" svg:y="3.502cm">
          <draw:text-box>
            <text:p><text:span text:style-name="T1">40% </text:span></text:p>
          </draw:text-box>
        </draw:frame>
        <draw:line draw:style-name="gr34" draw:text-style-name="P5" draw:layer="layout" svg:x1="14.6cm" svg:y1="4.102cm" svg:x2="16.9cm" svg:y2="4.102cm">
          <text:p/>
        </draw:line>
        <draw:frame draw:style-name="gr35" draw:text-style-name="P3" draw:layer="layout" svg:width="3cm" svg:height="1.039cm" svg:x="15.1cm" svg:y="3.502cm">
          <draw:text-box>
            <text:p><text:span text:style-name="T1">50% center</text:span></text:p>
          </draw:text-box>
        </draw:frame>
        <draw:custom-shape draw:style-name="gr32" draw:text-style-name="P1" draw:layer="layout" svg:width="2.9cm" svg:height="0.521cm" svg:x="18.5cm" svg:y="16.1cm">
          <text:p text:style-name="P2">Number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2.9cm" svg:height="0.521cm" svg:x="19cm" svg:y="14.2cm">
          <text:p text:style-name="P2">Number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2.9cm" svg:height="0.521cm" svg:x="19cm" svg:y="14.2cm">
          <text:p text:style-name="P2">Number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2.9cm" svg:height="0.521cm" svg:x="20cm" svg:y="17.8cm">
          <text:p text:style-name="P2">Number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000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7T12:09:28.301300408</meta:creation-date>
    <dc:date>2019-12-17T16:13:37.847807757</dc:date>
    <meta:editing-duration>PT44M18S</meta:editing-duration>
    <meta:editing-cycles>12</meta:editing-cycles>
    <meta:generator>LibreOffice/5.1.6.2$Linux_X86_64 LibreOffice_project/10m0$Build-2</meta:generator>
    <meta:document-statistic meta:object-count="98"/>
  </office:meta>
</office:document-meta>
</file>